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7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fo:min-height="0.756cm"/>
    </style:style>
    <style:style style:name="gr5" style:family="graphic" style:parent-style-name="standard">
      <style:graphic-properties draw:stroke="none" svg:stroke-color="#000000" draw:fill="none" draw:fill-color="#ffffff" fo:min-height="0.3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color="#00ccff"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cc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5.3cm" svg:height="8.273cm" svg:x="0.3cm" svg:y="0.4cm">
          <draw:text-box>
            <text:p text:style-name="P1"><text:span text:style-name="T1">class Test</text:span></text:p>
            <text:p text:style-name="P1"><text:span text:style-name="T1"><text:s text:c="2"/></text:span><text:span text:style-name="T1">def one</text:span></text:p>
            <text:p text:style-name="P1"><text:span text:style-name="T1"><text:s text:c="4"/></text:span><text:span text:style-name="T1">@var = 99</text:span></text:p>
            <text:p text:style-name="P1"><text:span text:style-name="T1"><text:s text:c="4"/></text:span><text:span text:style-name="T1">two</text:span></text:p>
            <text:p text:style-name="P1"><text:span text:style-name="T1"><text:s text:c="2"/></text:span><text:span text:style-name="T1">end</text:span></text:p>
            <text:p text:style-name="P1"><text:span text:style-name="T1"/></text:p>
            <text:p text:style-name="P1"><text:span text:style-name="T1"><text:s text:c="2"/></text:span><text:span text:style-name="T1">def two</text:span></text:p>
            <text:p text:style-name="P1"><text:span text:style-name="T1"><text:s text:c="4"/></text:span><text:span text:style-name="T1">puts @var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t = Test.new</text:span></text:p>
            <text:p text:style-name="P1"><text:span text:style-name="T1">t.one</text:span></text:p>
            <text:p text:style-name="P1"><text:span text:style-name="T1"/></text:p>
          </draw:text-box>
        </draw:frame>
        <draw:frame draw:style-name="gr2" draw:text-style-name="P2" xml:id="id2" draw:id="id2" draw:layer="layout" svg:width="16.6cm" svg:height="0.806cm" svg:x="5.8cm" svg:y="9.8cm">
          <draw:text-box>
            <text:p text:style-name="P1"><text:span text:style-name="T2">Ruby sets self to t and then looks in it ’s class for the method one</text:span></text:p>
          </draw:text-box>
        </draw:frame>
        <draw:frame draw:style-name="gr3" draw:text-style-name="P2" xml:id="id5" draw:id="id5" draw:layer="layout" svg:width="16.1cm" svg:height="1.916cm" svg:x="5.8cm" svg:y="0.5cm">
          <draw:text-box>
            <text:p text:style-name="P1"><text:span text:style-name="T2">This instance variable will be associated with the current object. What is that object? Well, the call to t.one set self to t , so within the one method, self will be that particular instance of class Test </text:span></text:p>
          </draw:text-box>
        </draw:frame>
        <draw:frame draw:style-name="gr4" draw:text-style-name="P2" xml:id="id7" draw:id="id7" draw:layer="layout" svg:width="14.6cm" svg:height="1.361cm" svg:x="5.8cm" svg:y="2.594cm">
          <draw:text-box>
            <text:p text:style-name="P1"><text:span text:style-name="T2">Because there’s no explicit receiver, self is not changed. When Ruby looks for the method two , it looks in Test , the class of t </text:span></text:p>
          </draw:text-box>
        </draw:frame>
        <draw:frame draw:style-name="gr5" draw:text-style-name="P2" xml:id="id10" draw:id="id10" draw:layer="layout" svg:width="15.3cm" svg:height="0.806cm" svg:x="5.8cm" svg:y="4.5cm">
          <draw:text-box>
            <text:p text:style-name="P1"><text:span text:style-name="T2">Again, Ruby looks for this variable in the current object</text:span></text:p>
          </draw:text-box>
        </draw:frame>
        <draw:frame draw:style-name="gr6" draw:text-style-name="P2" xml:id="id12" draw:id="id12" draw:layer="layout" svg:width="15.4cm" svg:height="2.05cm" svg:x="5.8cm" svg:y="5.8cm">
          <draw:text-box>
            <text:p text:style-name="P1"><text:span text:style-name="T2">Ruby looks for the puts method in the class of the current object but can’t find it. It then looks in Test ’s superclass, class Object . Again, it doesn’t find puts . However, Object mixes in the module Kernel</text:span></text:p>
          </draw:text-box>
        </draw:frame>
        <draw:frame draw:style-name="gr7" draw:text-style-name="P2" xml:id="id14" draw:id="id14" draw:layer="layout" svg:width="10.8cm" svg:height="1.361cm" svg:x="5.8cm" svg:y="8.195cm">
          <draw:text-box>
            <text:p text:style-name="P1"><text:span text:style-name="T2">After two and one return, Ruby resets self to the value it had before the original call to t.one</text:span></text:p>
          </draw:text-box>
        </draw:frame>
        <draw:custom-shape draw:style-name="gr8" draw:text-style-name="P3" xml:id="id6" draw:id="id6" draw:layer="layout" svg:width="0.9cm" svg:height="0.5cm" svg:x="1cm" svg:y="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2cm" svg:height="0.5cm" svg:x="1.1cm" svg:y="1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0.9cm" svg:height="0.5cm" svg:x="1.6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0.9cm" svg:height="0.5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1.316cm" svg:height="0.5cm" svg:x="2.184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1.006cm" svg:height="0.5cm" svg:x="1.1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1.3cm" svg:height="0.52cm" svg:x="0.5cm" svg:y="7.3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.8cm" svg:y1="7.56cm" svg:x2="5.8cm" svg:y2="10.203cm" draw:start-shape="id1" draw:start-glue-point="1" draw:end-shape="id2" svg:d="M1800 7560c3001 0 1002 2643 4000 2643" svg:viewBox="0 0 4001 2644">
          <text:p/>
        </draw:connector>
        <draw:connector draw:style-name="gr9" draw:text-style-name="P3" draw:layer="layout" draw:type="curve" svg:x1="5.8cm" svg:y1="10.203cm" svg:x2="2.5cm" svg:y2="1.35cm" draw:start-shape="id2" draw:start-glue-point="3" draw:end-shape="id3" draw:end-glue-point="1" svg:d="M5800 10203c-2473 0-824-8853-3300-8853" svg:viewBox="0 0 3301 8854">
          <text:p/>
        </draw:connector>
        <draw:connector draw:style-name="gr9" draw:text-style-name="P3" draw:layer="layout" draw:type="curve" svg:x1="2.3cm" svg:y1="1.95cm" svg:x2="5.8cm" svg:y2="1.458cm" draw:start-shape="id4" draw:start-glue-point="1" draw:end-shape="id5" draw:end-glue-point="3" svg:d="M2300 1950c2626 0 877-492 3500-492" svg:viewBox="0 0 3501 493">
          <text:p/>
        </draw:connector>
        <draw:connector draw:style-name="gr9" draw:text-style-name="P3" draw:layer="layout" draw:type="curve" svg:x1="1.9cm" svg:y1="2.55cm" svg:x2="5.8cm" svg:y2="3.274cm" draw:start-shape="id6" draw:start-glue-point="1" draw:end-shape="id7" draw:end-glue-point="3" svg:d="M1900 2550c2926 0 977 724 3900 724" svg:viewBox="0 0 3901 725">
          <text:p/>
        </draw:connector>
        <draw:connector draw:style-name="gr9" draw:text-style-name="P3" draw:layer="layout" draw:type="curve" svg:x1="5.8cm" svg:y1="3.274cm" svg:x2="2.5cm" svg:y2="4.15cm" draw:start-shape="id7" draw:start-glue-point="3" draw:end-shape="id8" draw:end-glue-point="1" svg:d="M5800 3274c-2473 0-824 876-3300 876" svg:viewBox="0 0 3301 877">
          <text:p/>
        </draw:connector>
        <draw:connector draw:style-name="gr9" draw:text-style-name="P3" draw:layer="layout" draw:type="curve" svg:x1="3.5cm" svg:y1="4.75cm" svg:x2="5.8cm" svg:y2="4.903cm" draw:start-shape="id9" draw:start-glue-point="1" draw:end-shape="id10" svg:d="M3500 4750c1726 0 577 153 2300 153" svg:viewBox="0 0 2301 154">
          <text:p/>
        </draw:connector>
        <draw:connector draw:style-name="gr9" draw:text-style-name="P3" draw:layer="layout" draw:type="curve" svg:x1="1.603cm" svg:y1="5cm" svg:x2="5.8cm" svg:y2="6.825cm" draw:start-shape="id11" draw:start-glue-point="2" draw:end-shape="id12" draw:end-glue-point="3" svg:d="M1603 5000c0 1217 1399 1825 4197 1825" svg:viewBox="0 0 4198 1826">
          <text:p/>
        </draw:connector>
        <draw:custom-shape draw:style-name="gr8" draw:text-style-name="P3" xml:id="id13" draw:id="id13" draw:layer="layout" svg:width="0.173cm" svg:height="0.52cm" svg:x="0.5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curve" svg:x1="0.673cm" svg:y1="8.253cm" svg:x2="5.8cm" svg:y2="8.875cm" draw:start-shape="id13" draw:start-glue-point="1" draw:end-shape="id14" svg:d="M673 8253c3846 0 1283 622 5127 622" svg:viewBox="0 0 5128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軟正黑體" svg:font-family="微軟正黑體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02cm" fo:margin-bottom="0.107cm" fo:margin-left="0cm" fo:margin-right="0.115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21:24:23.607000000</meta:creation-date>
    <dc:date>2015-05-04T09:54:51.525000000</dc:date>
    <meta:editing-duration>PT6M56S</meta:editing-duration>
    <meta:editing-cycles>9</meta:editing-cycles>
    <meta:generator>LibreOffice/4.2.7.2$Windows_x86 LibreOffice_project/933c0aa564ec4f8883ed5732c866db48dca4dac5</meta:generator>
    <meta:document-statistic meta:object-count="23"/>
  </office:meta>
</office:document-meta>
</file>